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26pt" style:font-size-asian="26pt" style:font-size-complex="26pt"/>
    </style:style>
    <style:style style:name="ce3" style:family="table-cell" style:parent-style-name="Default" style:data-style-name="N0">
      <style:table-cell-properties fo:border="thick solid #E16173" style:vertical-align="middle" style:repeat-content="false"/>
      <style:paragraph-properties fo:text-align="center"/>
      <style:text-properties fo:font-size="26pt" style:font-size-asian="26pt" style:font-size-complex="26pt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26pt" style:font-size-asian="26pt" style:font-size-complex="26pt"/>
    </style:style>
    <style:style style:name="ce6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1.481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13.45pt" style:use-optimal-row-height="false" fo:break-before="auto"/>
    </style:style>
    <style:style style:name="ro3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8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no-wrap" fo:padding-top="0in" fo:padding-bottom="0in" fo:padding-left="0in" fo:padding-right="0in" draw:textarea-vertical-align="middle" draw:textarea-horizontal-align="center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">
      <style:graphic-properties fo:wrap-option="no-wrap" fo:padding-top="0in" fo:padding-bottom="0in" fo:padding-left="0in" fo:padding-right="0in" draw:textarea-vertical-align="middle" draw:textarea-horizontal-align="center" draw:fill="solid" draw:fill-color="#729fcf" draw:opacity="100%" draw:stroke="dash" draw:stroke-dash="a20" svg:stroke-width="0in" svg:stroke-color="#3465a4" draw:marker-start="a21" draw:marker-end="a22" svg:stroke-opacity="90%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no-wrap" fo:padding-top="0in" fo:padding-bottom="0in" fo:padding-left="0in" fo:padding-right="0in" draw:textarea-vertical-align="middle" draw:textarea-horizontal-align="center" draw:fill="solid" draw:fill-color="#ec9b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0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center" draw:fill="solid" draw:fill-color="#ffff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fo:wrap-option="no-wrap" fo:padding-top="0in" fo:padding-bottom="0in" fo:padding-left="0in" fo:padding-right="0in" draw:textarea-vertical-align="middle" draw:textarea-horizontal-align="center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solid" draw:fill-color="#ffff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solid" draw:fill-color="#ffff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no-wrap" fo:padding-top="0in" fo:padding-bottom="0in" fo:padding-left="0in" fo:padding-right="0in" draw:textarea-vertical-align="bottom" draw:textarea-horizontal-align="center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7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no-wrap" fo:padding-top="0in" fo:padding-bottom="0in" fo:padding-left="0in" fo:padding-right="0in" draw:textarea-vertical-align="middle" draw:textarea-horizontal-align="center" draw:fill="solid" draw:fill-color="#ec9b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77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fo:wrap-option="no-wrap" fo:padding-top="0in" fo:padding-bottom="0in" fo:padding-left="0in" fo:padding-right="0in" draw:textarea-vertical-align="middle" draw:textarea-horizontal-align="center" draw:fill="solid" draw:fill-color="#ffff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no-wrap" fo:padding-top="0in" fo:padding-bottom="0in" fo:padding-left="0in" fo:padding-right="0in" draw:textarea-vertical-align="middle" draw:textarea-horizontal-align="center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">
      <style:graphic-properties fo:wrap-option="no-wrap" fo:padding-top="0in" fo:padding-bottom="0in" fo:padding-left="0in" fo:padding-right="0in" draw:textarea-vertical-align="middle" draw:textarea-horizontal-align="center" draw:fill="solid" draw:fill-color="#ffff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no-wrap" fo:padding-top="0in" fo:padding-bottom="0in" fo:padding-left="0in" fo:padding-right="0in" draw:textarea-vertical-align="middle" draw:textarea-horizontal-align="center" draw:fill="solid" draw:fill-color="#729fcf" draw:opacity="100%" draw:stroke="dash" draw:stroke-dash="a14" svg:stroke-width="0in" svg:stroke-color="#3465a4" draw:marker-start="a15" draw:marker-end="a16" svg:stroke-opacity="90%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no-wrap" fo:padding-top="0in" fo:padding-bottom="0in" fo:padding-left="0in" fo:padding-right="0in" draw:textarea-vertical-align="middle" draw:textarea-horizontal-align="center" draw:fill="solid" draw:fill-color="#729fcf" draw:opacity="100%" draw:stroke="none" draw:auto-grow-width="false" draw:auto-grow-height="false"/>
      <style:paragraph-properties style:font-independent-line-spacing="fals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Noto Serif CJK SC" style:font-family-complex="Noto Sans CJK SC" style:font-family-generic="roman" style:font-pitch="variable" style:font-pitch-asian="variable" style:font-pitch-complex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false"/>
      <table:table table:name="阳宅" table:style-name="ta1">
        <table:table-column table:style-name="co1" table:number-columns-repeated="4" table:default-cell-style-name="ce1"/>
        <table:table-column table:style-name="co2" table:number-columns-repeated="3" table:default-cell-style-name="ce1"/>
        <table:table-column table:style-name="co1" table:number-columns-repeated="2" table:default-cell-style-name="ce1"/>
        <table:table-column table:style-name="co3" table:number-columns-repeated="16375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4"/>
          <table:table-cell office:value-type="string" table:style-name="ce2">
            <text:p>巽-风</text:p>
            <text:p>长女</text:p>
          </table:table-cell>
          <table:table-cell office:value-type="string" table:style-name="ce2">
            <text:p>离-火</text:p>
            <text:p>次女</text:p>
          </table:table-cell>
          <table:table-cell office:value-type="string" table:style-name="ce2">
            <text:p>坤-地</text:p>
            <text:p>母亲</text:p>
          </table:table-cell>
          <table:table-cell table:number-columns-repeated="16377" table:style-name="ce1"/>
        </table:table-row>
        <table:table-row table:style-name="ro2">
          <table:table-cell table:number-columns-repeated="4"/>
          <table:table-cell office:value-type="string" table:style-name="ce2">
            <text:p>震-雷</text:p>
            <text:p>长男</text:p>
          </table:table-cell>
          <table:table-cell office:value-type="string" table:style-name="ce2">
            <text:p>中宫</text:p>
          </table:table-cell>
          <table:table-cell office:value-type="string" table:style-name="ce2">
            <text:p>兑-泽</text:p>
            <text:p>少女</text:p>
          </table:table-cell>
          <table:table-cell table:number-columns-repeated="16377" table:style-name="ce1"/>
        </table:table-row>
        <table:table-row table:style-name="ro2">
          <table:table-cell table:number-columns-repeated="4"/>
          <table:table-cell office:value-type="string" table:style-name="ce2">
            <text:p>艮-山</text:p>
            <text:p>少男</text:p>
          </table:table-cell>
          <table:table-cell office:value-type="string" table:style-name="ce2">
            <text:p>坎-水</text:p>
            <text:p>次男</text:p>
          </table:table-cell>
          <table:table-cell office:value-type="string" table:style-name="ce2">
            <text:p>乾-天</text:p>
            <text:p>父亲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75"/>
        </table:table-row>
        <table:table-row table:number-rows-repeated="1048569" table:style-name="ro1">
          <table:table-cell table:number-columns-repeated="16384"/>
        </table:table-row>
      </table:table>
      <table:table table:name="天干图" table:style-name="ta1">
        <table:shapes>
          <draw:frame draw:z-index="1" draw:id="id0" draw:style-name="a2" draw:name="文本框架 10" svg:x="3.59803in" svg:y="5.48937in" svg:width="0.3748in" svg:height="0.3878in">
            <draw:text-box>
              <text:p text:style-name="a1" text:class-names="" text:cond-style-name=""><text:span text:style-name="a0" text:class-names="">春</text:span></text:p>
            </draw:text-box>
            <svg:title/>
            <svg:desc/>
          </draw:frame>
          <draw:frame draw:z-index="2" draw:id="id1" draw:style-name="a5" draw:name="文本框架 11" svg:x="3.48976in" svg:y="0.77362in" svg:width="0.3748in" svg:height="0.3878in">
            <draw:text-box>
              <text:p text:style-name="a4" text:class-names="" text:cond-style-name=""><text:span text:style-name="a3" text:class-names="">冬</text:span></text:p>
            </draw:text-box>
            <svg:title/>
            <svg:desc/>
          </draw:frame>
          <draw:frame draw:z-index="3" draw:id="id2" draw:style-name="a8" draw:name="文本框架 12" svg:x="3.55669in" svg:y="2.34882in" svg:width="0.3748in" svg:height="0.3878in">
            <draw:text-box>
              <text:p text:style-name="a7" text:class-names="" text:cond-style-name=""><text:span text:style-name="a6" text:class-names="">秋</text:span></text:p>
            </draw:text-box>
            <svg:title/>
            <svg:desc/>
          </draw:frame>
          <draw:frame draw:z-index="4" draw:id="id3" draw:style-name="a11" draw:name="文本框架 13" svg:x="3.59724in" svg:y="3.99055in" svg:width="0.3748in" svg:height="0.3878in">
            <draw:text-box>
              <text:p text:style-name="a10" text:class-names="" text:cond-style-name=""><text:span text:style-name="a9" text:class-names="">夏</text:span></text:p>
            </draw:text-box>
            <svg:title/>
            <svg:desc/>
          </draw:frame>
          <draw:custom-shape svg:width="1.02377in" svg:height="0.73302in" draw:z-index="5" draw:id="id4" draw:style-name="a17" draw:transform="translate(-0.51189in -0.36651in) rotate(-1.59523) translate(8.59794in 2.39598in)" draw:name="形状 1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type="non-primitive" svg:viewBox="0 0 21600 21600" draw:enhanced-path="M ?f211 ?f212 A ?f259 ?f260 ?f261 ?f262 ?f211 ?f212 ?f256 ?f258  W ?f263 ?f264 ?f265 ?f266 ?f211 ?f212 ?f256 ?f258 L ?f213 ?f214 A ?f299 ?f300 ?f301 ?f302 ?f213 ?f214 ?f296 ?f298  W ?f303 ?f304 ?f305 ?f306 ?f213 ?f214 ?f296 ?f298 L ?f117 ?f116 ?f164 ?f163 ?f119 ?f118 Z N" draw:text-areas="?f223 ?f225 ?f224 ?f226" draw:modifiers="215.6693 43.4323 6425" draw:mirror-vertic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21600000"/>
              <draw:equation draw:name="f13" draw:formula="sqrt(2)"/>
              <draw:equation draw:name="f14" draw:formula="min(0, 21600)"/>
              <draw:equation draw:name="f15" draw:formula="max(0, 21600)"/>
              <draw:equation draw:name="f16" draw:formula="?f8 / 180"/>
              <draw:equation draw:name="f17" draw:formula="?f13 / 2"/>
              <draw:equation draw:name="f18" draw:formula="?f218"/>
              <draw:equation draw:name="f19" draw:formula="$2"/>
              <draw:equation draw:name="f20" draw:formula="?f222"/>
              <draw:equation draw:name="f21" draw:formula="?f15 - ?f14"/>
              <draw:equation draw:name="f22" draw:formula="10800 + ?f19"/>
              <draw:equation draw:name="f23" draw:formula="?f19 - 2700"/>
              <draw:equation draw:name="f24" draw:formula="0 - ?f18"/>
              <draw:equation draw:name="f25" draw:formula="0 - ?f20"/>
              <draw:equation draw:name="f26" draw:formula="0 * ?f10"/>
              <draw:equation draw:name="f27" draw:formula="21600 * ?f10"/>
              <draw:equation draw:name="f28" draw:formula="21600 * ?f11"/>
              <draw:equation draw:name="f29" draw:formula="0 * ?f11"/>
              <draw:equation draw:name="f30" draw:formula="?f21 / 2"/>
              <draw:equation draw:name="f31" draw:formula="21600 - ?f22"/>
              <draw:equation draw:name="f32" draw:formula="?f24 + ?f1"/>
              <draw:equation draw:name="f33" draw:formula="?f25 + ?f1"/>
              <draw:equation draw:name="f34" draw:formula="?f14 + ?f30"/>
              <draw:equation draw:name="f35" draw:formula="?f30 * ?f30"/>
              <draw:equation draw:name="f36" draw:formula="?f32 * ?f9"/>
              <draw:equation draw:name="f37" draw:formula="?f33 * ?f9"/>
              <draw:equation draw:name="f38" draw:formula="min(?f22, ?f31)"/>
              <draw:equation draw:name="f39" draw:formula="max(?f22, ?f31)"/>
              <draw:equation draw:name="f40" draw:formula="?f36 / ?f0"/>
              <draw:equation draw:name="f41" draw:formula="?f37 / ?f0"/>
              <draw:equation draw:name="f42" draw:formula="?f39 - ?f38"/>
              <draw:equation draw:name="f43" draw:formula="0 - ?f40"/>
              <draw:equation draw:name="f44" draw:formula="0 - ?f41"/>
              <draw:equation draw:name="f45" draw:formula="?f42 / 2"/>
              <draw:equation draw:name="f46" draw:formula="?f38 + ?f45"/>
              <draw:equation draw:name="f47" draw:formula="?f45 * ?f45"/>
              <draw:equation draw:name="f48" draw:formula="?f43 * ?f16"/>
              <draw:equation draw:name="f49" draw:formula="?f44 * ?f16"/>
              <draw:equation draw:name="f50" draw:formula="?f44 + 45"/>
              <draw:equation draw:name="f51" draw:formula="0 - ?f48"/>
              <draw:equation draw:name="f52" draw:formula="0 - ?f49"/>
              <draw:equation draw:name="f53" draw:formula="?f50 * ?f8"/>
              <draw:equation draw:name="f54" draw:formula="?f51 * ?f0"/>
              <draw:equation draw:name="f55" draw:formula="?f52 * ?f0"/>
              <draw:equation draw:name="f56" draw:formula="?f53 / 180"/>
              <draw:equation draw:name="f57" draw:formula="?f54 / ?f8"/>
              <draw:equation draw:name="f58" draw:formula="?f55 / ?f8"/>
              <draw:equation draw:name="f59" draw:formula="0 - ?f56"/>
              <draw:equation draw:name="f60" draw:formula="?f57 - ?f1"/>
              <draw:equation draw:name="f61" draw:formula="?f58 - ?f1"/>
              <draw:equation draw:name="f62" draw:formula="?f59 * ?f0"/>
              <draw:equation draw:name="f63" draw:formula="?f60 + ?f1"/>
              <draw:equation draw:name="f64" draw:formula="?f63 * ?f8 / ?f0"/>
              <draw:equation draw:name="f65" draw:formula="0 - ?f64"/>
              <draw:equation draw:name="f66" draw:formula="sin(?f65)"/>
              <draw:equation draw:name="f67" draw:formula="0 - ?f66"/>
              <draw:equation draw:name="f68" draw:formula="?f67"/>
              <draw:equation draw:name="f69" draw:formula="cos(?f65)"/>
              <draw:equation draw:name="f70" draw:formula="0 - ?f69"/>
              <draw:equation draw:name="f71" draw:formula="?f70"/>
              <draw:equation draw:name="f72" draw:formula="?f61 + ?f1"/>
              <draw:equation draw:name="f73" draw:formula="?f72 * ?f8 / ?f0"/>
              <draw:equation draw:name="f74" draw:formula="0 - ?f73"/>
              <draw:equation draw:name="f75" draw:formula="sin(?f74)"/>
              <draw:equation draw:name="f76" draw:formula="0 - ?f75"/>
              <draw:equation draw:name="f77" draw:formula="?f76"/>
              <draw:equation draw:name="f78" draw:formula="cos(?f74)"/>
              <draw:equation draw:name="f79" draw:formula="0 - ?f78"/>
              <draw:equation draw:name="f80" draw:formula="?f79"/>
              <draw:equation draw:name="f81" draw:formula="?f62 / ?f8"/>
              <draw:equation draw:name="f82" draw:formula="0 - ?f68"/>
              <draw:equation draw:name="f83" draw:formula="0 - ?f71"/>
              <draw:equation draw:name="f84" draw:formula="0 - ?f77"/>
              <draw:equation draw:name="f85" draw:formula="0 - ?f80"/>
              <draw:equation draw:name="f86" draw:formula="?f81 - ?f1"/>
              <draw:equation draw:name="f87" draw:formula="10800 * ?f82"/>
              <draw:equation draw:name="f88" draw:formula="10800 * ?f83"/>
              <draw:equation draw:name="f89" draw:formula="10800 * ?f84"/>
              <draw:equation draw:name="f90" draw:formula="10800 * ?f85"/>
              <draw:equation draw:name="f91" draw:formula="?f22 * ?f82"/>
              <draw:equation draw:name="f92" draw:formula="?f22 * ?f83"/>
              <draw:equation draw:name="f93" draw:formula="?f22 * ?f84"/>
              <draw:equation draw:name="f94" draw:formula="?f22 * ?f85"/>
              <draw:equation draw:name="f95" draw:formula="13500 * ?f84"/>
              <draw:equation draw:name="f96" draw:formula="13500 * ?f85"/>
              <draw:equation draw:name="f97" draw:formula="?f23 * ?f84"/>
              <draw:equation draw:name="f98" draw:formula="?f23 * ?f85"/>
              <draw:equation draw:name="f99" draw:formula="?f86 + ?f1"/>
              <draw:equation draw:name="f100" draw:formula="?f99 * ?f8 / ?f0"/>
              <draw:equation draw:name="f101" draw:formula="0 - ?f100"/>
              <draw:equation draw:name="f102" draw:formula="sin(?f101)"/>
              <draw:equation draw:name="f103" draw:formula="0 - ?f102"/>
              <draw:equation draw:name="f104" draw:formula="?f103"/>
              <draw:equation draw:name="f105" draw:formula="cos(?f101)"/>
              <draw:equation draw:name="f106" draw:formula="0 - ?f105"/>
              <draw:equation draw:name="f107" draw:formula="?f106"/>
              <draw:equation draw:name="f108" draw:formula="?f87 + 10800"/>
              <draw:equation draw:name="f109" draw:formula="?f88 + 10800"/>
              <draw:equation draw:name="f110" draw:formula="?f89 + 10800"/>
              <draw:equation draw:name="f111" draw:formula="?f90 + 10800"/>
              <draw:equation draw:name="f112" draw:formula="?f91 + 10800"/>
              <draw:equation draw:name="f113" draw:formula="?f92 + 10800"/>
              <draw:equation draw:name="f114" draw:formula="?f93 + 10800"/>
              <draw:equation draw:name="f115" draw:formula="?f94 + 10800"/>
              <draw:equation draw:name="f116" draw:formula="?f95 + 10800"/>
              <draw:equation draw:name="f117" draw:formula="?f96 + 10800"/>
              <draw:equation draw:name="f118" draw:formula="?f97 + 10800"/>
              <draw:equation draw:name="f119" draw:formula="?f98 + 10800"/>
              <draw:equation draw:name="f120" draw:formula="0 - ?f104"/>
              <draw:equation draw:name="f121" draw:formula="0 - ?f107"/>
              <draw:equation draw:name="f122" draw:formula="?f119 - ?f117"/>
              <draw:equation draw:name="f123" draw:formula="?f118 - ?f116"/>
              <draw:equation draw:name="f124" draw:formula="?f115 - ?f46"/>
              <draw:equation draw:name="f125" draw:formula="?f114 - ?f46"/>
              <draw:equation draw:name="f126" draw:formula="?f113 - ?f46"/>
              <draw:equation draw:name="f127" draw:formula="?f112 - ?f46"/>
              <draw:equation draw:name="f128" draw:formula="?f109 - ?f34"/>
              <draw:equation draw:name="f129" draw:formula="?f108 - ?f34"/>
              <draw:equation draw:name="f130" draw:formula="?f111 - ?f34"/>
              <draw:equation draw:name="f131" draw:formula="?f110 - ?f34"/>
              <draw:equation draw:name="f132" draw:formula="?f122 * ?f122"/>
              <draw:equation draw:name="f133" draw:formula="?f123 * ?f123"/>
              <draw:equation draw:name="f134" draw:formula="0 - ?f124"/>
              <draw:equation draw:name="f135" draw:formula="0 - ?f125"/>
              <draw:equation draw:name="f136" draw:formula="atan2(?f134, ?f135)"/>
              <draw:equation draw:name="f137" draw:formula="0 - ?f136"/>
              <draw:equation draw:name="f138" draw:formula="?f137 * ?f0 / ?f8"/>
              <draw:equation draw:name="f139" draw:formula="?f138 - ?f1"/>
              <draw:equation draw:name="f140" draw:formula="0 - ?f126"/>
              <draw:equation draw:name="f141" draw:formula="0 - ?f127"/>
              <draw:equation draw:name="f142" draw:formula="atan2(?f140, ?f141)"/>
              <draw:equation draw:name="f143" draw:formula="0 - ?f142"/>
              <draw:equation draw:name="f144" draw:formula="?f143 * ?f0 / ?f8"/>
              <draw:equation draw:name="f145" draw:formula="?f144 - ?f1"/>
              <draw:equation draw:name="f146" draw:formula="0 - ?f128"/>
              <draw:equation draw:name="f147" draw:formula="0 - ?f129"/>
              <draw:equation draw:name="f148" draw:formula="atan2(?f146, ?f147)"/>
              <draw:equation draw:name="f149" draw:formula="0 - ?f148"/>
              <draw:equation draw:name="f150" draw:formula="?f149 * ?f0 / ?f8"/>
              <draw:equation draw:name="f151" draw:formula="?f150 - ?f1"/>
              <draw:equation draw:name="f152" draw:formula="0 - ?f130"/>
              <draw:equation draw:name="f153" draw:formula="0 - ?f131"/>
              <draw:equation draw:name="f154" draw:formula="atan2(?f152, ?f153)"/>
              <draw:equation draw:name="f155" draw:formula="0 - ?f154"/>
              <draw:equation draw:name="f156" draw:formula="?f155 * ?f0 / ?f8"/>
              <draw:equation draw:name="f157" draw:formula="?f156 - ?f1"/>
              <draw:equation draw:name="f158" draw:formula="?f132 + ?f133"/>
              <draw:equation draw:name="f159" draw:formula="sqrt(?f158)"/>
              <draw:equation draw:name="f160" draw:formula="?f17 * ?f159"/>
              <draw:equation draw:name="f161" draw:formula="?f160 * ?f120"/>
              <draw:equation draw:name="f162" draw:formula="?f160 * ?f121"/>
              <draw:equation draw:name="f163" draw:formula="?f118 + ?f161"/>
              <draw:equation draw:name="f164" draw:formula="?f119 + ?f162"/>
              <draw:equation draw:name="f165" draw:formula="?f139 + ?f1"/>
              <draw:equation draw:name="f166" draw:formula="?f165 * ?f8 / ?f0"/>
              <draw:equation draw:name="f167" draw:formula="0 - ?f166"/>
              <draw:equation draw:name="f168" draw:formula="sin(?f167)"/>
              <draw:equation draw:name="f169" draw:formula="0 - ?f168"/>
              <draw:equation draw:name="f170" draw:formula="?f169"/>
              <draw:equation draw:name="f171" draw:formula="cos(?f167)"/>
              <draw:equation draw:name="f172" draw:formula="0 - ?f171"/>
              <draw:equation draw:name="f173" draw:formula="?f172"/>
              <draw:equation draw:name="f174" draw:formula="?f145 - ?f139"/>
              <draw:equation draw:name="f175" draw:formula="?f151 + ?f1"/>
              <draw:equation draw:name="f176" draw:formula="?f175 * ?f8 / ?f0"/>
              <draw:equation draw:name="f177" draw:formula="0 - ?f176"/>
              <draw:equation draw:name="f178" draw:formula="sin(?f177)"/>
              <draw:equation draw:name="f179" draw:formula="0 - ?f178"/>
              <draw:equation draw:name="f180" draw:formula="?f179"/>
              <draw:equation draw:name="f181" draw:formula="cos(?f177)"/>
              <draw:equation draw:name="f182" draw:formula="0 - ?f181"/>
              <draw:equation draw:name="f183" draw:formula="?f182"/>
              <draw:equation draw:name="f184" draw:formula="?f157 - ?f151"/>
              <draw:equation draw:name="f185" draw:formula="0 - ?f170"/>
              <draw:equation draw:name="f186" draw:formula="0 - ?f173"/>
              <draw:equation draw:name="f187" draw:formula="?f174 - ?f12"/>
              <draw:equation draw:name="f188" draw:formula="0 - ?f180"/>
              <draw:equation draw:name="f189" draw:formula="0 - ?f183"/>
              <draw:equation draw:name="f190" draw:formula="?f184 + ?f12"/>
              <draw:equation draw:name="f191" draw:formula="?f45 * ?f185"/>
              <draw:equation draw:name="f192" draw:formula="?f45 * ?f186"/>
              <draw:equation draw:name="f193" draw:formula="if(?f174, ?f187, ?f174)"/>
              <draw:equation draw:name="f194" draw:formula="?f30 * ?f188"/>
              <draw:equation draw:name="f195" draw:formula="?f30 * ?f189"/>
              <draw:equation draw:name="f196" draw:formula="if(?f184, ?f184, ?f190)"/>
              <draw:equation draw:name="f197" draw:formula="?f191 * ?f191"/>
              <draw:equation draw:name="f198" draw:formula="?f192 * ?f192"/>
              <draw:equation draw:name="f199" draw:formula="?f194 * ?f194"/>
              <draw:equation draw:name="f200" draw:formula="?f195 * ?f195"/>
              <draw:equation draw:name="f201" draw:formula="?f197 + ?f198"/>
              <draw:equation draw:name="f202" draw:formula="?f199 + ?f200"/>
              <draw:equation draw:name="f203" draw:formula="sqrt(?f201)"/>
              <draw:equation draw:name="f204" draw:formula="sqrt(?f202)"/>
              <draw:equation draw:name="f205" draw:formula="?f47 / ?f203"/>
              <draw:equation draw:name="f206" draw:formula="?f35 / ?f204"/>
              <draw:equation draw:name="f207" draw:formula="?f185 * ?f205"/>
              <draw:equation draw:name="f208" draw:formula="?f186 * ?f205"/>
              <draw:equation draw:name="f209" draw:formula="?f188 * ?f206"/>
              <draw:equation draw:name="f210" draw:formula="?f189 * ?f206"/>
              <draw:equation draw:name="f211" draw:formula="?f46 - ?f207"/>
              <draw:equation draw:name="f212" draw:formula="?f46 - ?f208"/>
              <draw:equation draw:name="f213" draw:formula="?f34 - ?f209"/>
              <draw:equation draw:name="f214" draw:formula="?f34 - ?f210"/>
              <draw:equation draw:name="f215" draw:formula="0 - $0"/>
              <draw:equation draw:name="f216" draw:formula="?f215 * ?f0 / ?f9"/>
              <draw:equation draw:name="f217" draw:formula="?f216 - ?f1"/>
              <draw:equation draw:name="f218" draw:formula="0 - ?f217"/>
              <draw:equation draw:name="f219" draw:formula="0 - $1"/>
              <draw:equation draw:name="f220" draw:formula="?f219 * ?f0 / ?f9"/>
              <draw:equation draw:name="f221" draw:formula="?f220 - ?f1"/>
              <draw:equation draw:name="f222" draw:formula="0 - ?f221"/>
              <draw:equation draw:name="f223" draw:formula="?f26 / ?f10"/>
              <draw:equation draw:name="f224" draw:formula="?f27 / ?f10"/>
              <draw:equation draw:name="f225" draw:formula="?f29 / ?f11"/>
              <draw:equation draw:name="f226" draw:formula="?f28 / ?f11"/>
              <draw:equation draw:name="f227" draw:formula="21550000 - ?f193"/>
              <draw:equation draw:name="f228" draw:formula="if(?f227, ?f193, 21550000)"/>
              <draw:equation draw:name="f229" draw:formula="-21550000 - ?f228"/>
              <draw:equation draw:name="f230" draw:formula="if(?f229, -21550000, ?f228)"/>
              <draw:equation draw:name="f231" draw:formula="?f139 + ?f230"/>
              <draw:equation draw:name="f232" draw:formula="?f172 * ?f45"/>
              <draw:equation draw:name="f233" draw:formula="?f169 * ?f45"/>
              <draw:equation draw:name="f234" draw:formula="sqrt(?f232 * ?f232 + ?f233 * ?f233 + 0 * 0)"/>
              <draw:equation draw:name="f235" draw:formula="?f45 * ?f45 / ?f234"/>
              <draw:equation draw:name="f236" draw:formula="?f169 * ?f235"/>
              <draw:equation draw:name="f237" draw:formula="?f211 - ?f236"/>
              <draw:equation draw:name="f238" draw:formula="?f172 * ?f235"/>
              <draw:equation draw:name="f239" draw:formula="?f212 - ?f238"/>
              <draw:equation draw:name="f240" draw:formula="?f237 - ?f45"/>
              <draw:equation draw:name="f241" draw:formula="?f239 - ?f45"/>
              <draw:equation draw:name="f242" draw:formula="?f237 + ?f45"/>
              <draw:equation draw:name="f243" draw:formula="?f239 + ?f45"/>
              <draw:equation draw:name="f244" draw:formula="?f231 + ?f1"/>
              <draw:equation draw:name="f245" draw:formula="?f244 * ?f8 / ?f0"/>
              <draw:equation draw:name="f246" draw:formula="0 - ?f245"/>
              <draw:equation draw:name="f247" draw:formula="cos(?f246)"/>
              <draw:equation draw:name="f248" draw:formula="0 - ?f247"/>
              <draw:equation draw:name="f249" draw:formula="?f248 * ?f45"/>
              <draw:equation draw:name="f250" draw:formula="sin(?f246)"/>
              <draw:equation draw:name="f251" draw:formula="0 - ?f250"/>
              <draw:equation draw:name="f252" draw:formula="?f251 * ?f45"/>
              <draw:equation draw:name="f253" draw:formula="sqrt(?f249 * ?f249 + ?f252 * ?f252 + 0 * 0)"/>
              <draw:equation draw:name="f254" draw:formula="?f45 * ?f45 / ?f253"/>
              <draw:equation draw:name="f255" draw:formula="?f251 * ?f254"/>
              <draw:equation draw:name="f256" draw:formula="?f237 + ?f255"/>
              <draw:equation draw:name="f257" draw:formula="?f248 * ?f254"/>
              <draw:equation draw:name="f258" draw:formula="?f239 + ?f257"/>
              <draw:equation draw:name="f259" draw:formula="if(?f230, ?f211, ?f240)"/>
              <draw:equation draw:name="f260" draw:formula="if(?f230, ?f212, ?f241)"/>
              <draw:equation draw:name="f261" draw:formula="if(?f230, ?f211, ?f242)"/>
              <draw:equation draw:name="f262" draw:formula="if(?f230, ?f212, ?f243)"/>
              <draw:equation draw:name="f263" draw:formula="if(?f230, ?f240, ?f256)"/>
              <draw:equation draw:name="f264" draw:formula="if(?f230, ?f241, ?f258)"/>
              <draw:equation draw:name="f265" draw:formula="if(?f230, ?f242, ?f256)"/>
              <draw:equation draw:name="f266" draw:formula="if(?f230, ?f243, ?f258)"/>
              <draw:equation draw:name="f267" draw:formula="21550000 - ?f196"/>
              <draw:equation draw:name="f268" draw:formula="if(?f267, ?f196, 21550000)"/>
              <draw:equation draw:name="f269" draw:formula="-21550000 - ?f268"/>
              <draw:equation draw:name="f270" draw:formula="if(?f269, -21550000, ?f268)"/>
              <draw:equation draw:name="f271" draw:formula="?f151 + ?f270"/>
              <draw:equation draw:name="f272" draw:formula="?f182 * ?f30"/>
              <draw:equation draw:name="f273" draw:formula="?f179 * ?f30"/>
              <draw:equation draw:name="f274" draw:formula="sqrt(?f272 * ?f272 + ?f273 * ?f273 + 0 * 0)"/>
              <draw:equation draw:name="f275" draw:formula="?f30 * ?f30 / ?f274"/>
              <draw:equation draw:name="f276" draw:formula="?f179 * ?f275"/>
              <draw:equation draw:name="f277" draw:formula="?f213 - ?f276"/>
              <draw:equation draw:name="f278" draw:formula="?f182 * ?f275"/>
              <draw:equation draw:name="f279" draw:formula="?f214 - ?f278"/>
              <draw:equation draw:name="f280" draw:formula="?f277 - ?f30"/>
              <draw:equation draw:name="f281" draw:formula="?f279 - ?f30"/>
              <draw:equation draw:name="f282" draw:formula="?f277 + ?f30"/>
              <draw:equation draw:name="f283" draw:formula="?f279 + ?f30"/>
              <draw:equation draw:name="f284" draw:formula="?f271 + ?f1"/>
              <draw:equation draw:name="f285" draw:formula="?f284 * ?f8 / ?f0"/>
              <draw:equation draw:name="f286" draw:formula="0 - ?f285"/>
              <draw:equation draw:name="f287" draw:formula="cos(?f286)"/>
              <draw:equation draw:name="f288" draw:formula="0 - ?f287"/>
              <draw:equation draw:name="f289" draw:formula="?f288 * ?f30"/>
              <draw:equation draw:name="f290" draw:formula="sin(?f286)"/>
              <draw:equation draw:name="f291" draw:formula="0 - ?f290"/>
              <draw:equation draw:name="f292" draw:formula="?f291 * ?f30"/>
              <draw:equation draw:name="f293" draw:formula="sqrt(?f289 * ?f289 + ?f292 * ?f292 + 0 * 0)"/>
              <draw:equation draw:name="f294" draw:formula="?f30 * ?f30 / ?f293"/>
              <draw:equation draw:name="f295" draw:formula="?f291 * ?f294"/>
              <draw:equation draw:name="f296" draw:formula="?f277 + ?f295"/>
              <draw:equation draw:name="f297" draw:formula="?f288 * ?f294"/>
              <draw:equation draw:name="f298" draw:formula="?f279 + ?f297"/>
              <draw:equation draw:name="f299" draw:formula="if(?f270, ?f213, ?f280)"/>
              <draw:equation draw:name="f300" draw:formula="if(?f270, ?f214, ?f281)"/>
              <draw:equation draw:name="f301" draw:formula="if(?f270, ?f213, ?f282)"/>
              <draw:equation draw:name="f302" draw:formula="if(?f270, ?f214, ?f283)"/>
              <draw:equation draw:name="f303" draw:formula="if(?f270, ?f280, ?f296)"/>
              <draw:equation draw:name="f304" draw:formula="if(?f270, ?f281, ?f298)"/>
              <draw:equation draw:name="f305" draw:formula="if(?f270, ?f282, ?f296)"/>
              <draw:equation draw:name="f306" draw:formula="if(?f270, ?f283, ?f298)"/>
              <draw:handle draw:handle-position="10800 $0" draw:handle-polar="10800 10800"/>
              <draw:handle draw:handle-position="$2 $1" draw:handle-polar="10800 10800" draw:handle-radius-range-minimum="0" draw:handle-radius-range-maximum="10800"/>
            </draw:enhanced-geometry>
          </draw:custom-shape>
          <draw:custom-shape svg:width="0.83282in" svg:height="0.85285in" draw:z-index="6" draw:id="id5" draw:style-name="a23" draw:transform="translate(-0.41641in -0.42642in) rotate(-1.37933) translate(4.94728in 5.53544in)" draw:name="形状 2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type="non-primitive" svg:viewBox="0 0 21600 21600" draw:enhanced-path="M ?f211 ?f212 A ?f259 ?f260 ?f261 ?f262 ?f211 ?f212 ?f256 ?f258  W ?f263 ?f264 ?f265 ?f266 ?f211 ?f212 ?f256 ?f258 L ?f213 ?f214 A ?f299 ?f300 ?f301 ?f302 ?f213 ?f214 ?f296 ?f298  W ?f303 ?f304 ?f305 ?f306 ?f213 ?f214 ?f296 ?f298 L ?f117 ?f116 ?f164 ?f163 ?f119 ?f118 Z N" draw:text-areas="?f223 ?f225 ?f224 ?f226" draw:modifiers="222.582 50.3255 6983" draw:mirror-horizont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21600000"/>
              <draw:equation draw:name="f13" draw:formula="sqrt(2)"/>
              <draw:equation draw:name="f14" draw:formula="min(0, 21600)"/>
              <draw:equation draw:name="f15" draw:formula="max(0, 21600)"/>
              <draw:equation draw:name="f16" draw:formula="?f8 / 180"/>
              <draw:equation draw:name="f17" draw:formula="?f13 / 2"/>
              <draw:equation draw:name="f18" draw:formula="?f218"/>
              <draw:equation draw:name="f19" draw:formula="$2"/>
              <draw:equation draw:name="f20" draw:formula="?f222"/>
              <draw:equation draw:name="f21" draw:formula="?f15 - ?f14"/>
              <draw:equation draw:name="f22" draw:formula="10800 + ?f19"/>
              <draw:equation draw:name="f23" draw:formula="?f19 - 2700"/>
              <draw:equation draw:name="f24" draw:formula="0 - ?f18"/>
              <draw:equation draw:name="f25" draw:formula="0 - ?f20"/>
              <draw:equation draw:name="f26" draw:formula="0 * ?f10"/>
              <draw:equation draw:name="f27" draw:formula="21600 * ?f10"/>
              <draw:equation draw:name="f28" draw:formula="21600 * ?f11"/>
              <draw:equation draw:name="f29" draw:formula="0 * ?f11"/>
              <draw:equation draw:name="f30" draw:formula="?f21 / 2"/>
              <draw:equation draw:name="f31" draw:formula="21600 - ?f22"/>
              <draw:equation draw:name="f32" draw:formula="?f24 + ?f1"/>
              <draw:equation draw:name="f33" draw:formula="?f25 + ?f1"/>
              <draw:equation draw:name="f34" draw:formula="?f14 + ?f30"/>
              <draw:equation draw:name="f35" draw:formula="?f30 * ?f30"/>
              <draw:equation draw:name="f36" draw:formula="?f32 * ?f9"/>
              <draw:equation draw:name="f37" draw:formula="?f33 * ?f9"/>
              <draw:equation draw:name="f38" draw:formula="min(?f22, ?f31)"/>
              <draw:equation draw:name="f39" draw:formula="max(?f22, ?f31)"/>
              <draw:equation draw:name="f40" draw:formula="?f36 / ?f0"/>
              <draw:equation draw:name="f41" draw:formula="?f37 / ?f0"/>
              <draw:equation draw:name="f42" draw:formula="?f39 - ?f38"/>
              <draw:equation draw:name="f43" draw:formula="0 - ?f40"/>
              <draw:equation draw:name="f44" draw:formula="0 - ?f41"/>
              <draw:equation draw:name="f45" draw:formula="?f42 / 2"/>
              <draw:equation draw:name="f46" draw:formula="?f38 + ?f45"/>
              <draw:equation draw:name="f47" draw:formula="?f45 * ?f45"/>
              <draw:equation draw:name="f48" draw:formula="?f43 * ?f16"/>
              <draw:equation draw:name="f49" draw:formula="?f44 * ?f16"/>
              <draw:equation draw:name="f50" draw:formula="?f44 + 45"/>
              <draw:equation draw:name="f51" draw:formula="0 - ?f48"/>
              <draw:equation draw:name="f52" draw:formula="0 - ?f49"/>
              <draw:equation draw:name="f53" draw:formula="?f50 * ?f8"/>
              <draw:equation draw:name="f54" draw:formula="?f51 * ?f0"/>
              <draw:equation draw:name="f55" draw:formula="?f52 * ?f0"/>
              <draw:equation draw:name="f56" draw:formula="?f53 / 180"/>
              <draw:equation draw:name="f57" draw:formula="?f54 / ?f8"/>
              <draw:equation draw:name="f58" draw:formula="?f55 / ?f8"/>
              <draw:equation draw:name="f59" draw:formula="0 - ?f56"/>
              <draw:equation draw:name="f60" draw:formula="?f57 - ?f1"/>
              <draw:equation draw:name="f61" draw:formula="?f58 - ?f1"/>
              <draw:equation draw:name="f62" draw:formula="?f59 * ?f0"/>
              <draw:equation draw:name="f63" draw:formula="?f60 + ?f1"/>
              <draw:equation draw:name="f64" draw:formula="?f63 * ?f8 / ?f0"/>
              <draw:equation draw:name="f65" draw:formula="0 - ?f64"/>
              <draw:equation draw:name="f66" draw:formula="sin(?f65)"/>
              <draw:equation draw:name="f67" draw:formula="0 - ?f66"/>
              <draw:equation draw:name="f68" draw:formula="?f67"/>
              <draw:equation draw:name="f69" draw:formula="cos(?f65)"/>
              <draw:equation draw:name="f70" draw:formula="0 - ?f69"/>
              <draw:equation draw:name="f71" draw:formula="?f70"/>
              <draw:equation draw:name="f72" draw:formula="?f61 + ?f1"/>
              <draw:equation draw:name="f73" draw:formula="?f72 * ?f8 / ?f0"/>
              <draw:equation draw:name="f74" draw:formula="0 - ?f73"/>
              <draw:equation draw:name="f75" draw:formula="sin(?f74)"/>
              <draw:equation draw:name="f76" draw:formula="0 - ?f75"/>
              <draw:equation draw:name="f77" draw:formula="?f76"/>
              <draw:equation draw:name="f78" draw:formula="cos(?f74)"/>
              <draw:equation draw:name="f79" draw:formula="0 - ?f78"/>
              <draw:equation draw:name="f80" draw:formula="?f79"/>
              <draw:equation draw:name="f81" draw:formula="?f62 / ?f8"/>
              <draw:equation draw:name="f82" draw:formula="0 - ?f68"/>
              <draw:equation draw:name="f83" draw:formula="0 - ?f71"/>
              <draw:equation draw:name="f84" draw:formula="0 - ?f77"/>
              <draw:equation draw:name="f85" draw:formula="0 - ?f80"/>
              <draw:equation draw:name="f86" draw:formula="?f81 - ?f1"/>
              <draw:equation draw:name="f87" draw:formula="10800 * ?f82"/>
              <draw:equation draw:name="f88" draw:formula="10800 * ?f83"/>
              <draw:equation draw:name="f89" draw:formula="10800 * ?f84"/>
              <draw:equation draw:name="f90" draw:formula="10800 * ?f85"/>
              <draw:equation draw:name="f91" draw:formula="?f22 * ?f82"/>
              <draw:equation draw:name="f92" draw:formula="?f22 * ?f83"/>
              <draw:equation draw:name="f93" draw:formula="?f22 * ?f84"/>
              <draw:equation draw:name="f94" draw:formula="?f22 * ?f85"/>
              <draw:equation draw:name="f95" draw:formula="13500 * ?f84"/>
              <draw:equation draw:name="f96" draw:formula="13500 * ?f85"/>
              <draw:equation draw:name="f97" draw:formula="?f23 * ?f84"/>
              <draw:equation draw:name="f98" draw:formula="?f23 * ?f85"/>
              <draw:equation draw:name="f99" draw:formula="?f86 + ?f1"/>
              <draw:equation draw:name="f100" draw:formula="?f99 * ?f8 / ?f0"/>
              <draw:equation draw:name="f101" draw:formula="0 - ?f100"/>
              <draw:equation draw:name="f102" draw:formula="sin(?f101)"/>
              <draw:equation draw:name="f103" draw:formula="0 - ?f102"/>
              <draw:equation draw:name="f104" draw:formula="?f103"/>
              <draw:equation draw:name="f105" draw:formula="cos(?f101)"/>
              <draw:equation draw:name="f106" draw:formula="0 - ?f105"/>
              <draw:equation draw:name="f107" draw:formula="?f106"/>
              <draw:equation draw:name="f108" draw:formula="?f87 + 10800"/>
              <draw:equation draw:name="f109" draw:formula="?f88 + 10800"/>
              <draw:equation draw:name="f110" draw:formula="?f89 + 10800"/>
              <draw:equation draw:name="f111" draw:formula="?f90 + 10800"/>
              <draw:equation draw:name="f112" draw:formula="?f91 + 10800"/>
              <draw:equation draw:name="f113" draw:formula="?f92 + 10800"/>
              <draw:equation draw:name="f114" draw:formula="?f93 + 10800"/>
              <draw:equation draw:name="f115" draw:formula="?f94 + 10800"/>
              <draw:equation draw:name="f116" draw:formula="?f95 + 10800"/>
              <draw:equation draw:name="f117" draw:formula="?f96 + 10800"/>
              <draw:equation draw:name="f118" draw:formula="?f97 + 10800"/>
              <draw:equation draw:name="f119" draw:formula="?f98 + 10800"/>
              <draw:equation draw:name="f120" draw:formula="0 - ?f104"/>
              <draw:equation draw:name="f121" draw:formula="0 - ?f107"/>
              <draw:equation draw:name="f122" draw:formula="?f119 - ?f117"/>
              <draw:equation draw:name="f123" draw:formula="?f118 - ?f116"/>
              <draw:equation draw:name="f124" draw:formula="?f115 - ?f46"/>
              <draw:equation draw:name="f125" draw:formula="?f114 - ?f46"/>
              <draw:equation draw:name="f126" draw:formula="?f113 - ?f46"/>
              <draw:equation draw:name="f127" draw:formula="?f112 - ?f46"/>
              <draw:equation draw:name="f128" draw:formula="?f109 - ?f34"/>
              <draw:equation draw:name="f129" draw:formula="?f108 - ?f34"/>
              <draw:equation draw:name="f130" draw:formula="?f111 - ?f34"/>
              <draw:equation draw:name="f131" draw:formula="?f110 - ?f34"/>
              <draw:equation draw:name="f132" draw:formula="?f122 * ?f122"/>
              <draw:equation draw:name="f133" draw:formula="?f123 * ?f123"/>
              <draw:equation draw:name="f134" draw:formula="0 - ?f124"/>
              <draw:equation draw:name="f135" draw:formula="0 - ?f125"/>
              <draw:equation draw:name="f136" draw:formula="atan2(?f134, ?f135)"/>
              <draw:equation draw:name="f137" draw:formula="0 - ?f136"/>
              <draw:equation draw:name="f138" draw:formula="?f137 * ?f0 / ?f8"/>
              <draw:equation draw:name="f139" draw:formula="?f138 - ?f1"/>
              <draw:equation draw:name="f140" draw:formula="0 - ?f126"/>
              <draw:equation draw:name="f141" draw:formula="0 - ?f127"/>
              <draw:equation draw:name="f142" draw:formula="atan2(?f140, ?f141)"/>
              <draw:equation draw:name="f143" draw:formula="0 - ?f142"/>
              <draw:equation draw:name="f144" draw:formula="?f143 * ?f0 / ?f8"/>
              <draw:equation draw:name="f145" draw:formula="?f144 - ?f1"/>
              <draw:equation draw:name="f146" draw:formula="0 - ?f128"/>
              <draw:equation draw:name="f147" draw:formula="0 - ?f129"/>
              <draw:equation draw:name="f148" draw:formula="atan2(?f146, ?f147)"/>
              <draw:equation draw:name="f149" draw:formula="0 - ?f148"/>
              <draw:equation draw:name="f150" draw:formula="?f149 * ?f0 / ?f8"/>
              <draw:equation draw:name="f151" draw:formula="?f150 - ?f1"/>
              <draw:equation draw:name="f152" draw:formula="0 - ?f130"/>
              <draw:equation draw:name="f153" draw:formula="0 - ?f131"/>
              <draw:equation draw:name="f154" draw:formula="atan2(?f152, ?f153)"/>
              <draw:equation draw:name="f155" draw:formula="0 - ?f154"/>
              <draw:equation draw:name="f156" draw:formula="?f155 * ?f0 / ?f8"/>
              <draw:equation draw:name="f157" draw:formula="?f156 - ?f1"/>
              <draw:equation draw:name="f158" draw:formula="?f132 + ?f133"/>
              <draw:equation draw:name="f159" draw:formula="sqrt(?f158)"/>
              <draw:equation draw:name="f160" draw:formula="?f17 * ?f159"/>
              <draw:equation draw:name="f161" draw:formula="?f160 * ?f120"/>
              <draw:equation draw:name="f162" draw:formula="?f160 * ?f121"/>
              <draw:equation draw:name="f163" draw:formula="?f118 + ?f161"/>
              <draw:equation draw:name="f164" draw:formula="?f119 + ?f162"/>
              <draw:equation draw:name="f165" draw:formula="?f139 + ?f1"/>
              <draw:equation draw:name="f166" draw:formula="?f165 * ?f8 / ?f0"/>
              <draw:equation draw:name="f167" draw:formula="0 - ?f166"/>
              <draw:equation draw:name="f168" draw:formula="sin(?f167)"/>
              <draw:equation draw:name="f169" draw:formula="0 - ?f168"/>
              <draw:equation draw:name="f170" draw:formula="?f169"/>
              <draw:equation draw:name="f171" draw:formula="cos(?f167)"/>
              <draw:equation draw:name="f172" draw:formula="0 - ?f171"/>
              <draw:equation draw:name="f173" draw:formula="?f172"/>
              <draw:equation draw:name="f174" draw:formula="?f145 - ?f139"/>
              <draw:equation draw:name="f175" draw:formula="?f151 + ?f1"/>
              <draw:equation draw:name="f176" draw:formula="?f175 * ?f8 / ?f0"/>
              <draw:equation draw:name="f177" draw:formula="0 - ?f176"/>
              <draw:equation draw:name="f178" draw:formula="sin(?f177)"/>
              <draw:equation draw:name="f179" draw:formula="0 - ?f178"/>
              <draw:equation draw:name="f180" draw:formula="?f179"/>
              <draw:equation draw:name="f181" draw:formula="cos(?f177)"/>
              <draw:equation draw:name="f182" draw:formula="0 - ?f181"/>
              <draw:equation draw:name="f183" draw:formula="?f182"/>
              <draw:equation draw:name="f184" draw:formula="?f157 - ?f151"/>
              <draw:equation draw:name="f185" draw:formula="0 - ?f170"/>
              <draw:equation draw:name="f186" draw:formula="0 - ?f173"/>
              <draw:equation draw:name="f187" draw:formula="?f174 - ?f12"/>
              <draw:equation draw:name="f188" draw:formula="0 - ?f180"/>
              <draw:equation draw:name="f189" draw:formula="0 - ?f183"/>
              <draw:equation draw:name="f190" draw:formula="?f184 + ?f12"/>
              <draw:equation draw:name="f191" draw:formula="?f45 * ?f185"/>
              <draw:equation draw:name="f192" draw:formula="?f45 * ?f186"/>
              <draw:equation draw:name="f193" draw:formula="if(?f174, ?f187, ?f174)"/>
              <draw:equation draw:name="f194" draw:formula="?f30 * ?f188"/>
              <draw:equation draw:name="f195" draw:formula="?f30 * ?f189"/>
              <draw:equation draw:name="f196" draw:formula="if(?f184, ?f184, ?f190)"/>
              <draw:equation draw:name="f197" draw:formula="?f191 * ?f191"/>
              <draw:equation draw:name="f198" draw:formula="?f192 * ?f192"/>
              <draw:equation draw:name="f199" draw:formula="?f194 * ?f194"/>
              <draw:equation draw:name="f200" draw:formula="?f195 * ?f195"/>
              <draw:equation draw:name="f201" draw:formula="?f197 + ?f198"/>
              <draw:equation draw:name="f202" draw:formula="?f199 + ?f200"/>
              <draw:equation draw:name="f203" draw:formula="sqrt(?f201)"/>
              <draw:equation draw:name="f204" draw:formula="sqrt(?f202)"/>
              <draw:equation draw:name="f205" draw:formula="?f47 / ?f203"/>
              <draw:equation draw:name="f206" draw:formula="?f35 / ?f204"/>
              <draw:equation draw:name="f207" draw:formula="?f185 * ?f205"/>
              <draw:equation draw:name="f208" draw:formula="?f186 * ?f205"/>
              <draw:equation draw:name="f209" draw:formula="?f188 * ?f206"/>
              <draw:equation draw:name="f210" draw:formula="?f189 * ?f206"/>
              <draw:equation draw:name="f211" draw:formula="?f46 - ?f207"/>
              <draw:equation draw:name="f212" draw:formula="?f46 - ?f208"/>
              <draw:equation draw:name="f213" draw:formula="?f34 - ?f209"/>
              <draw:equation draw:name="f214" draw:formula="?f34 - ?f210"/>
              <draw:equation draw:name="f215" draw:formula="0 - $0"/>
              <draw:equation draw:name="f216" draw:formula="?f215 * ?f0 / ?f9"/>
              <draw:equation draw:name="f217" draw:formula="?f216 - ?f1"/>
              <draw:equation draw:name="f218" draw:formula="0 - ?f217"/>
              <draw:equation draw:name="f219" draw:formula="0 - $1"/>
              <draw:equation draw:name="f220" draw:formula="?f219 * ?f0 / ?f9"/>
              <draw:equation draw:name="f221" draw:formula="?f220 - ?f1"/>
              <draw:equation draw:name="f222" draw:formula="0 - ?f221"/>
              <draw:equation draw:name="f223" draw:formula="?f26 / ?f10"/>
              <draw:equation draw:name="f224" draw:formula="?f27 / ?f10"/>
              <draw:equation draw:name="f225" draw:formula="?f29 / ?f11"/>
              <draw:equation draw:name="f226" draw:formula="?f28 / ?f11"/>
              <draw:equation draw:name="f227" draw:formula="21550000 - ?f193"/>
              <draw:equation draw:name="f228" draw:formula="if(?f227, ?f193, 21550000)"/>
              <draw:equation draw:name="f229" draw:formula="-21550000 - ?f228"/>
              <draw:equation draw:name="f230" draw:formula="if(?f229, -21550000, ?f228)"/>
              <draw:equation draw:name="f231" draw:formula="?f139 + ?f230"/>
              <draw:equation draw:name="f232" draw:formula="?f172 * ?f45"/>
              <draw:equation draw:name="f233" draw:formula="?f169 * ?f45"/>
              <draw:equation draw:name="f234" draw:formula="sqrt(?f232 * ?f232 + ?f233 * ?f233 + 0 * 0)"/>
              <draw:equation draw:name="f235" draw:formula="?f45 * ?f45 / ?f234"/>
              <draw:equation draw:name="f236" draw:formula="?f169 * ?f235"/>
              <draw:equation draw:name="f237" draw:formula="?f211 - ?f236"/>
              <draw:equation draw:name="f238" draw:formula="?f172 * ?f235"/>
              <draw:equation draw:name="f239" draw:formula="?f212 - ?f238"/>
              <draw:equation draw:name="f240" draw:formula="?f237 - ?f45"/>
              <draw:equation draw:name="f241" draw:formula="?f239 - ?f45"/>
              <draw:equation draw:name="f242" draw:formula="?f237 + ?f45"/>
              <draw:equation draw:name="f243" draw:formula="?f239 + ?f45"/>
              <draw:equation draw:name="f244" draw:formula="?f231 + ?f1"/>
              <draw:equation draw:name="f245" draw:formula="?f244 * ?f8 / ?f0"/>
              <draw:equation draw:name="f246" draw:formula="0 - ?f245"/>
              <draw:equation draw:name="f247" draw:formula="cos(?f246)"/>
              <draw:equation draw:name="f248" draw:formula="0 - ?f247"/>
              <draw:equation draw:name="f249" draw:formula="?f248 * ?f45"/>
              <draw:equation draw:name="f250" draw:formula="sin(?f246)"/>
              <draw:equation draw:name="f251" draw:formula="0 - ?f250"/>
              <draw:equation draw:name="f252" draw:formula="?f251 * ?f45"/>
              <draw:equation draw:name="f253" draw:formula="sqrt(?f249 * ?f249 + ?f252 * ?f252 + 0 * 0)"/>
              <draw:equation draw:name="f254" draw:formula="?f45 * ?f45 / ?f253"/>
              <draw:equation draw:name="f255" draw:formula="?f251 * ?f254"/>
              <draw:equation draw:name="f256" draw:formula="?f237 + ?f255"/>
              <draw:equation draw:name="f257" draw:formula="?f248 * ?f254"/>
              <draw:equation draw:name="f258" draw:formula="?f239 + ?f257"/>
              <draw:equation draw:name="f259" draw:formula="if(?f230, ?f211, ?f240)"/>
              <draw:equation draw:name="f260" draw:formula="if(?f230, ?f212, ?f241)"/>
              <draw:equation draw:name="f261" draw:formula="if(?f230, ?f211, ?f242)"/>
              <draw:equation draw:name="f262" draw:formula="if(?f230, ?f212, ?f243)"/>
              <draw:equation draw:name="f263" draw:formula="if(?f230, ?f240, ?f256)"/>
              <draw:equation draw:name="f264" draw:formula="if(?f230, ?f241, ?f258)"/>
              <draw:equation draw:name="f265" draw:formula="if(?f230, ?f242, ?f256)"/>
              <draw:equation draw:name="f266" draw:formula="if(?f230, ?f243, ?f258)"/>
              <draw:equation draw:name="f267" draw:formula="21550000 - ?f196"/>
              <draw:equation draw:name="f268" draw:formula="if(?f267, ?f196, 21550000)"/>
              <draw:equation draw:name="f269" draw:formula="-21550000 - ?f268"/>
              <draw:equation draw:name="f270" draw:formula="if(?f269, -21550000, ?f268)"/>
              <draw:equation draw:name="f271" draw:formula="?f151 + ?f270"/>
              <draw:equation draw:name="f272" draw:formula="?f182 * ?f30"/>
              <draw:equation draw:name="f273" draw:formula="?f179 * ?f30"/>
              <draw:equation draw:name="f274" draw:formula="sqrt(?f272 * ?f272 + ?f273 * ?f273 + 0 * 0)"/>
              <draw:equation draw:name="f275" draw:formula="?f30 * ?f30 / ?f274"/>
              <draw:equation draw:name="f276" draw:formula="?f179 * ?f275"/>
              <draw:equation draw:name="f277" draw:formula="?f213 - ?f276"/>
              <draw:equation draw:name="f278" draw:formula="?f182 * ?f275"/>
              <draw:equation draw:name="f279" draw:formula="?f214 - ?f278"/>
              <draw:equation draw:name="f280" draw:formula="?f277 - ?f30"/>
              <draw:equation draw:name="f281" draw:formula="?f279 - ?f30"/>
              <draw:equation draw:name="f282" draw:formula="?f277 + ?f30"/>
              <draw:equation draw:name="f283" draw:formula="?f279 + ?f30"/>
              <draw:equation draw:name="f284" draw:formula="?f271 + ?f1"/>
              <draw:equation draw:name="f285" draw:formula="?f284 * ?f8 / ?f0"/>
              <draw:equation draw:name="f286" draw:formula="0 - ?f285"/>
              <draw:equation draw:name="f287" draw:formula="cos(?f286)"/>
              <draw:equation draw:name="f288" draw:formula="0 - ?f287"/>
              <draw:equation draw:name="f289" draw:formula="?f288 * ?f30"/>
              <draw:equation draw:name="f290" draw:formula="sin(?f286)"/>
              <draw:equation draw:name="f291" draw:formula="0 - ?f290"/>
              <draw:equation draw:name="f292" draw:formula="?f291 * ?f30"/>
              <draw:equation draw:name="f293" draw:formula="sqrt(?f289 * ?f289 + ?f292 * ?f292 + 0 * 0)"/>
              <draw:equation draw:name="f294" draw:formula="?f30 * ?f30 / ?f293"/>
              <draw:equation draw:name="f295" draw:formula="?f291 * ?f294"/>
              <draw:equation draw:name="f296" draw:formula="?f277 + ?f295"/>
              <draw:equation draw:name="f297" draw:formula="?f288 * ?f294"/>
              <draw:equation draw:name="f298" draw:formula="?f279 + ?f297"/>
              <draw:equation draw:name="f299" draw:formula="if(?f270, ?f213, ?f280)"/>
              <draw:equation draw:name="f300" draw:formula="if(?f270, ?f214, ?f281)"/>
              <draw:equation draw:name="f301" draw:formula="if(?f270, ?f213, ?f282)"/>
              <draw:equation draw:name="f302" draw:formula="if(?f270, ?f214, ?f283)"/>
              <draw:equation draw:name="f303" draw:formula="if(?f270, ?f280, ?f296)"/>
              <draw:equation draw:name="f304" draw:formula="if(?f270, ?f281, ?f298)"/>
              <draw:equation draw:name="f305" draw:formula="if(?f270, ?f282, ?f296)"/>
              <draw:equation draw:name="f306" draw:formula="if(?f270, ?f283, ?f298)"/>
              <draw:handle draw:handle-position="10800 $0" draw:handle-polar="10800 10800"/>
              <draw:handle draw:handle-position="$2 $1" draw:handle-polar="10800 10800" draw:handle-radius-range-minimum="0" draw:handle-radius-range-maximum="10800"/>
            </draw:enhanced-geometry>
          </draw:custom-shape>
          <draw:frame draw:z-index="7" draw:id="id6" draw:style-name="a30" draw:name="文本框架 3" svg:x="8.55039in" svg:y="4.89055in" svg:width="1.17126in" svg:height="0.46772in">
            <draw:text-box>
              <text:p text:style-name="a29" text:class-names="" text:cond-style-name=""><text:span text:style-name="a24" text:class-names="">子</text:span><text:span text:style-name="a25" text:class-names="">-</text:span><text:span text:style-name="a26" text:class-names="">辰</text:span><text:span text:style-name="a27" text:class-names="">-</text:span><text:span text:style-name="a28" text:class-names="">申</text:span></text:p>
            </draw:text-box>
            <svg:title/>
            <svg:desc/>
          </draw:frame>
          <draw:frame draw:z-index="8" draw:id="id7" draw:style-name="a37" draw:name="文本框架 4" svg:x="6.88189in" svg:y="1.78307in" svg:width="1.17126in" svg:height="0.46772in">
            <draw:text-box>
              <text:p text:style-name="a36" text:class-names="" text:cond-style-name=""><text:span text:style-name="a31" text:class-names="">丑</text:span><text:span text:style-name="a32" text:class-names="">-</text:span><text:span text:style-name="a33" text:class-names="">巳</text:span><text:span text:style-name="a34" text:class-names="">-</text:span><text:span text:style-name="a35" text:class-names="">酉</text:span></text:p>
            </draw:text-box>
            <svg:title/>
            <svg:desc/>
          </draw:frame>
          <draw:frame draw:z-index="9" draw:id="id8" draw:style-name="a44" draw:name="文本框架 5" svg:x="5.44134in" svg:y="6.46811in" svg:width="1.17126in" svg:height="0.46772in">
            <draw:text-box>
              <text:p text:style-name="a43" text:class-names="" text:cond-style-name=""><text:span text:style-name="a38" text:class-names="">卯</text:span><text:span text:style-name="a39" text:class-names="">-</text:span><text:span text:style-name="a40" text:class-names="">未</text:span><text:span text:style-name="a41" text:class-names="">-</text:span><text:span text:style-name="a42" text:class-names="">亥</text:span></text:p>
            </draw:text-box>
            <svg:title/>
            <svg:desc/>
          </draw:frame>
          <draw:frame draw:z-index="10" draw:id="id9" draw:style-name="a51" draw:name="文本框架 6" svg:x="3.82598in" svg:y="3.27795in" svg:width="1.17126in" svg:height="0.46772in">
            <draw:text-box>
              <text:p text:style-name="a50" text:class-names="" text:cond-style-name=""><text:span text:style-name="a45" text:class-names="">寅</text:span><text:span text:style-name="a46" text:class-names="">-</text:span><text:span text:style-name="a47" text:class-names="">午</text:span><text:span text:style-name="a48" text:class-names="">-</text:span><text:span text:style-name="a49" text:class-names="">戌</text:span></text:p>
            </draw:text-box>
            <svg:title/>
            <svg:desc/>
          </draw:frame>
          <draw:frame draw:z-index="11" draw:id="id10" draw:style-name="a61" draw:name="文本框架 7" svg:x="3.89212in" svg:y="2.32362in" svg:width="1.58406in" svg:height="0.56328in">
            <draw:text-box>
              <text:p text:style-name="a60" text:class-names="" text:cond-style-name=""><text:span text:style-name="a52" text:class-names="">1</text:span><text:span text:style-name="a53" text:class-names="">岁</text:span><text:span text:style-name="a54" text:class-names="">-13</text:span><text:span text:style-name="a55" text:class-names="">岁</text:span><text:span text:style-name="a56" text:class-names="">-<text:line-break/>25</text:span><text:span text:style-name="a57" text:class-names="">岁</text:span><text:span text:style-name="a58" text:class-names="">-37</text:span><text:span text:style-name="a59" text:class-names="">岁</text:span></text:p>
            </draw:text-box>
            <svg:title/>
            <svg:desc/>
          </draw:frame>
          <draw:frame draw:z-index="12" draw:id="id11" draw:style-name="a76" draw:name="文本框架 8" svg:x="8.3878in" svg:y="0.15796in" svg:width="1.44094in" svg:height="0.89803in">
            <draw:text-box>
              <text:p text:style-name="a63" text:class-names="" text:cond-style-name=""><text:span text:style-name="a62" text:class-names="">5</text:span></text:p>
              <text:p text:style-name="a75" text:class-names="" text:cond-style-name=""><text:span text:style-name="a64" text:class-names="">5</text:span><text:span text:style-name="a65" text:class-names="">岁</text:span><text:span text:style-name="a66" text:class-names="">-11</text:span><text:span text:style-name="a67" text:class-names="">岁</text:span><text:span text:style-name="a68" text:class-names="">-<text:line-break/>17</text:span><text:span text:style-name="a69" text:class-names="">岁</text:span><text:span text:style-name="a70" text:class-names="">-29</text:span><text:span text:style-name="a71" text:class-names="">岁</text:span><text:span text:style-name="a72" text:class-names="">-</text:span><text:span text:style-name="a73" text:class-names="">41</text:span><text:span text:style-name="a74" text:class-names="">岁</text:span></text:p>
            </draw:text-box>
            <svg:title/>
            <svg:desc/>
          </draw:frame>
          <draw:frame draw:z-index="13" draw:id="id12" draw:style-name="a79" draw:name="文本框架 9" svg:x="2.53189in" svg:y="0.21929in" svg:width="1.17126in" svg:height="0.46772in">
            <draw:text-box>
              <text:p text:style-name="a78" text:class-names="" text:cond-style-name=""><text:span text:style-name="a77" text:class-names="">男顺女逆</text:span></text:p>
            </draw:text-box>
            <svg:title/>
            <svg:desc/>
          </draw:frame>
        </table:shapes>
        <table:table-column table:style-name="co1" table:number-columns-repeated="4" table:default-cell-style-name="ce1"/>
        <table:table-column table:style-name="co2" table:number-columns-repeated="4" table:default-cell-style-name="ce1"/>
        <table:table-column table:style-name="co3" table:number-columns-repeated="16376" table:default-cell-style-name="ce1"/>
        <table:table-row table:number-rows-repeated="3" table:style-name="ro1">
          <table:table-cell table:number-columns-repeated="16384"/>
        </table:table-row>
        <table:table-row table:style-name="ro3">
          <table:table-cell table:number-columns-repeated="4"/>
          <table:table-cell table:number-columns-repeated="16380" table:style-name="ce1"/>
        </table:table-row>
        <table:table-row table:style-name="ro2">
          <table:table-cell table:number-columns-repeated="4"/>
          <table:table-cell office:value-type="string" table:style-name="ce2">
            <text:p>巳</text:p>
          </table:table-cell>
          <table:table-cell office:value-type="string" table:style-name="ce2">
            <text:p>午</text:p>
          </table:table-cell>
          <table:table-cell office:value-type="string" table:style-name="ce3">
            <text:p>未</text:p>
          </table:table-cell>
          <table:table-cell office:value-type="string" table:style-name="ce2">
            <text:p>申</text:p>
          </table:table-cell>
          <table:table-cell table:number-columns-repeated="16376"/>
        </table:table-row>
        <table:table-row table:style-name="ro2">
          <table:table-cell table:number-columns-repeated="4"/>
          <table:table-cell office:value-type="string" table:style-name="ce3">
            <text:p>辰</text:p>
          </table:table-cell>
          <table:table-cell table:number-columns-spanned="2" table:number-rows-spanned="2" table:style-name="ce6"/>
          <table:covered-table-cell/>
          <table:table-cell office:value-type="string" table:style-name="ce2">
            <text:p>酉</text:p>
          </table:table-cell>
          <table:table-cell table:number-columns-repeated="16376"/>
        </table:table-row>
        <table:table-row table:style-name="ro2">
          <table:table-cell table:number-columns-repeated="4"/>
          <table:table-cell office:value-type="string" table:style-name="ce2">
            <text:p>卯</text:p>
          </table:table-cell>
          <table:covered-table-cell/>
          <table:covered-table-cell/>
          <table:table-cell office:value-type="string" table:style-name="ce3">
            <text:p>戌</text:p>
          </table:table-cell>
          <table:table-cell table:number-columns-repeated="16376"/>
        </table:table-row>
        <table:table-row table:style-name="ro2">
          <table:table-cell table:number-columns-repeated="4"/>
          <table:table-cell office:value-type="string" table:style-name="ce2">
            <text:p>寅</text:p>
          </table:table-cell>
          <table:table-cell office:value-type="string" table:style-name="ce3">
            <text:p>丑</text:p>
          </table:table-cell>
          <table:table-cell office:value-type="string" table:style-name="ce2">
            <text:p>子</text:p>
          </table:table-cell>
          <table:table-cell office:value-type="string" table:style-name="ce2">
            <text:p>亥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number-columns-repeated="16380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身体部位" table:style-name="ta1">
        <table:shapes>
          <draw:frame draw:z-index="1" draw:id="id13" draw:style-name="a82" draw:name="文本框架 1" svg:x="6.08701in" svg:y="5.43622in" svg:width="1.23858in" svg:height="0.6685in">
            <draw:text-box>
              <text:p text:style-name="a81" text:class-names="" text:cond-style-name=""><text:span text:style-name="a80" text:class-names="">膀胱、子宫</text:span></text:p>
            </draw:text-box>
            <svg:title/>
            <svg:desc/>
          </draw:frame>
          <draw:frame draw:z-index="2" draw:id="id14" draw:style-name="a89" draw:name="文本框架 2" svg:x="3.8248in" svg:y="2.40669in" svg:width="1.03661in" svg:height="0.45472in">
            <draw:text-box>
              <text:p text:style-name="a86" text:class-names="" text:cond-style-name=""><text:span text:style-name="a83" text:class-names="">辰宫<text:s text:c="1"/></text:span><text:span text:style-name="a84" text:class-names=""><text:s text:c="2"/></text:span><text:span text:style-name="a85" text:class-names="">化忌</text:span></text:p>
              <text:p text:style-name="a88" text:class-names="" text:cond-style-name=""><text:span text:style-name="a87" text:class-names=""/></text:p>
            </draw:text-box>
            <svg:title/>
            <svg:desc/>
          </draw:frame>
        </table:shapes>
        <table:table-column table:style-name="co1" table:number-columns-repeated="4" table:default-cell-style-name="ce1"/>
        <table:table-column table:style-name="co2" table:number-columns-repeated="4" table:default-cell-style-name="ce1"/>
        <table:table-column table:style-name="co3" table:number-columns-repeated="16376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4"/>
          <table:table-cell office:value-type="string" table:style-name="ce2">
            <text:p>右肩</text:p>
          </table:table-cell>
          <table:table-cell office:value-type="string" table:style-name="ce2">
            <text:p>头</text:p>
          </table:table-cell>
          <table:table-cell office:value-type="string" table:style-name="ce2">
            <text:p>头</text:p>
          </table:table-cell>
          <table:table-cell office:value-type="string" table:style-name="ce2">
            <text:p>左肩</text:p>
          </table:table-cell>
          <table:table-cell table:number-columns-repeated="16376"/>
        </table:table-row>
        <table:table-row table:style-name="ro2">
          <table:table-cell table:number-columns-repeated="4"/>
          <table:table-cell office:value-type="string" table:style-name="ce2">
            <text:p>右胸</text:p>
          </table:table-cell>
          <table:table-cell office:value-type="string" table:number-columns-spanned="2" table:number-rows-spanned="2" table:style-name="ce5">
            <text:p>肚脐</text:p>
          </table:table-cell>
          <table:covered-table-cell/>
          <table:table-cell office:value-type="string" table:style-name="ce2">
            <text:p>左胸</text:p>
          </table:table-cell>
          <table:table-cell table:number-columns-repeated="16376"/>
        </table:table-row>
        <table:table-row table:style-name="ro2">
          <table:table-cell table:number-columns-repeated="4"/>
          <table:table-cell office:value-type="string" table:style-name="ce2">
            <text:p>右胁</text:p>
          </table:table-cell>
          <table:covered-table-cell/>
          <table:covered-table-cell/>
          <table:table-cell office:value-type="string" table:style-name="ce2">
            <text:p>左胁</text:p>
          </table:table-cell>
          <table:table-cell table:number-columns-repeated="16376"/>
        </table:table-row>
        <table:table-row table:style-name="ro2">
          <table:table-cell table:number-columns-repeated="4"/>
          <table:table-cell office:value-type="string" table:style-name="ce2">
            <text:p>右足</text:p>
          </table:table-cell>
          <table:table-cell office:value-type="string" table:style-name="ce2">
            <text:p>右卵巢</text:p>
          </table:table-cell>
          <table:table-cell office:value-type="string" table:style-name="ce2">
            <text:p>左卵巢</text:p>
          </table:table-cell>
          <table:table-cell office:value-type="string" table:style-name="ce2">
            <text:p>左足</text:p>
          </table:table-cell>
          <table:table-cell table:number-columns-repeated="16376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宋体" svg:font-family="宋体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5" svg:viewBox="0 0 20 30" svg:d="m10 0-10 30h20z"/>
    <draw:marker draw:name="a16" svg:viewBox="0 0 20 30" svg:d="m10 0-10 30h20z"/>
    <draw:marker draw:name="a21" svg:viewBox="0 0 20 30" svg:d="m10 0-10 30h20z"/>
    <draw:marker draw:name="a22" svg:viewBox="0 0 20 30" svg:d="m10 0-10 30h20z"/>
    <draw:stroke-dash draw:name="a20" draw:style="rect" draw:dots1="1" draw:dots1-length="0in" draw:distance="0in"/>
    <draw:stroke-dash draw:name="a14" draw:style="rect" draw:dots1="1" draw:dots1-length="0in" draw:distance="0in"/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C</meta:initial-creator>
    <dc:creator>CC</dc:creator>
    <meta:creation-date>2023-01-04T07:56:02Z</meta:creation-date>
    <dc:date>2023-01-06T08:51:15Z</dc:date>
    <meta:editing-cycles>5</meta:editing-cycles>
    <meta:editing-duration>PT36464S</meta:editing-duration>
  </office:meta>
</office:document-meta>
</file>